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d8f1e" style:font-weight-asian="bold" style:font-weight-complex="bold"/>
    </style:style>
    <style:style style:name="P2" style:family="paragraph" style:parent-style-name="Standard">
      <style:text-properties fo:font-weight="bold" officeooo:rsid="001db1c4" officeooo:paragraph-rsid="000d8f1e" style:font-weight-asian="bold" style:font-weight-complex="bold"/>
    </style:style>
    <style:style style:name="P3" style:family="paragraph" style:parent-style-name="Standard">
      <style:text-properties fo:font-weight="bold" officeooo:paragraph-rsid="000d8f1e" style:font-weight-asian="bold" style:font-weight-complex="bold"/>
    </style:style>
    <style:style style:name="P4" style:family="paragraph" style:parent-style-name="Standard">
      <style:text-properties fo:font-weight="normal" officeooo:rsid="000f41d6" officeooo:paragraph-rsid="000f41d6" style:font-weight-asian="normal" style:font-weight-complex="normal"/>
    </style:style>
    <style:style style:name="P5" style:family="paragraph" style:parent-style-name="Standard">
      <style:text-properties fo:font-weight="normal" officeooo:rsid="001db1c4" officeooo:paragraph-rsid="0013d462" style:font-weight-asian="normal" style:font-weight-complex="normal"/>
    </style:style>
    <style:style style:name="P6" style:family="paragraph" style:parent-style-name="Standard">
      <style:text-properties fo:font-weight="normal" officeooo:rsid="001db1c4" officeooo:paragraph-rsid="000d8f1e" style:font-weight-asian="normal" style:font-weight-complex="normal"/>
    </style:style>
    <style:style style:name="P7" style:family="paragraph" style:parent-style-name="Standard">
      <style:text-properties fo:font-weight="normal" officeooo:rsid="001db1c4" officeooo:paragraph-rsid="00174c23" style:font-weight-asian="normal" style:font-weight-complex="normal"/>
    </style:style>
    <style:style style:name="P8" style:family="paragraph" style:parent-style-name="Standard" style:list-style-name="L2">
      <style:text-properties fo:font-weight="normal" officeooo:rsid="001db1c4" officeooo:paragraph-rsid="0019210f" style:font-weight-asian="normal" style:font-weight-complex="normal"/>
    </style:style>
    <style:style style:name="P9" style:family="paragraph" style:parent-style-name="Standard">
      <style:text-properties fo:font-weight="normal" officeooo:rsid="001db1c4" officeooo:paragraph-rsid="0019210f" style:font-weight-asian="normal" style:font-weight-complex="normal"/>
    </style:style>
    <style:style style:name="P10" style:family="paragraph" style:parent-style-name="Standard">
      <style:text-properties fo:font-weight="normal" officeooo:rsid="001db1c4" officeooo:paragraph-rsid="001a3a5a" style:font-weight-asian="normal" style:font-weight-complex="normal"/>
    </style:style>
    <style:style style:name="P11" style:family="paragraph" style:parent-style-name="Standard">
      <style:text-properties fo:font-weight="normal" officeooo:rsid="001db1c4" officeooo:paragraph-rsid="001d8f79" style:font-weight-asian="normal" style:font-weight-complex="normal"/>
    </style:style>
    <style:style style:name="P12" style:family="paragraph" style:parent-style-name="Standard" style:list-style-name="L5">
      <style:text-properties fo:font-weight="normal" officeooo:rsid="001db1c4" officeooo:paragraph-rsid="00224048" style:font-weight-asian="normal" style:font-weight-complex="normal"/>
    </style:style>
    <style:style style:name="P13" style:family="paragraph" style:parent-style-name="Standard">
      <style:text-properties fo:font-weight="normal" officeooo:rsid="001db1c4" officeooo:paragraph-rsid="00224048" style:font-weight-asian="normal" style:font-weight-complex="normal"/>
    </style:style>
    <style:style style:name="P14" style:family="paragraph" style:parent-style-name="Standard">
      <style:text-properties fo:font-weight="bold" officeooo:rsid="001db1c4" officeooo:paragraph-rsid="000d8f1e" style:font-weight-asian="bold" style:font-weight-complex="bold"/>
    </style:style>
    <style:style style:name="P15" style:family="paragraph" style:parent-style-name="Standard">
      <style:text-properties fo:font-weight="bold" officeooo:rsid="001db1c4" officeooo:paragraph-rsid="00174c23" style:font-weight-asian="bold" style:font-weight-complex="bold"/>
    </style:style>
    <style:style style:name="P16" style:family="paragraph" style:parent-style-name="Standard">
      <style:text-properties fo:font-weight="bold" officeooo:rsid="001db1c4" officeooo:paragraph-rsid="001d8f79" style:font-weight-asian="bold" style:font-weight-complex="bold"/>
    </style:style>
    <style:style style:name="P17" style:family="paragraph" style:parent-style-name="Standard" style:list-style-name="L1">
      <style:text-properties officeooo:paragraph-rsid="0015dcd3"/>
    </style:style>
    <style:style style:name="P18" style:family="paragraph" style:parent-style-name="Standard" style:list-style-name="L1">
      <style:text-properties officeooo:paragraph-rsid="00174c23"/>
    </style:style>
    <style:style style:name="P19" style:family="paragraph" style:parent-style-name="Standard" style:list-style-name="L3">
      <style:text-properties fo:font-style="normal" fo:font-weight="normal" officeooo:rsid="001db1c4" officeooo:paragraph-rsid="001d75e8" style:font-style-asian="normal" style:font-weight-asian="normal" style:font-style-complex="normal" style:font-weight-complex="normal"/>
    </style:style>
    <style:style style:name="P20" style:family="paragraph" style:parent-style-name="Standard">
      <style:text-properties fo:font-style="normal" fo:font-weight="normal" officeooo:rsid="001db1c4" officeooo:paragraph-rsid="001d75e8" style:font-style-asian="normal" style:font-weight-asian="normal" style:font-style-complex="normal" style:font-weight-complex="normal"/>
    </style:style>
    <style:style style:name="T1" style:family="text">
      <style:text-properties officeooo:rsid="000d8f1e"/>
    </style:style>
    <style:style style:name="T2" style:family="text">
      <style:text-properties officeooo:rsid="000dde24"/>
    </style:style>
    <style:style style:name="T3" style:family="text">
      <style:text-properties officeooo:rsid="0013d462"/>
    </style:style>
    <style:style style:name="T4" style:family="text">
      <style:text-properties officeooo:rsid="00143b5d"/>
    </style:style>
    <style:style style:name="T5" style:family="text">
      <style:text-properties officeooo:rsid="001548e7"/>
    </style:style>
    <style:style style:name="T6" style:family="text">
      <style:text-properties fo:font-weight="normal" officeooo:rsid="0015dcd3" style:font-weight-asian="normal" style:font-weight-complex="normal"/>
    </style:style>
    <style:style style:name="T7" style:family="text">
      <style:text-properties fo:font-weight="normal" officeooo:rsid="00174c23" style:font-weight-asian="normal" style:font-weight-complex="normal"/>
    </style:style>
    <style:style style:name="T8" style:family="text">
      <style:text-properties officeooo:rsid="00174c23"/>
    </style:style>
    <style:style style:name="T9" style:family="text">
      <style:text-properties officeooo:rsid="0019210f"/>
    </style:style>
    <style:style style:name="T10" style:family="text">
      <style:text-properties officeooo:rsid="001a3a5a"/>
    </style:style>
    <style:style style:name="T11" style:family="text">
      <style:text-properties officeooo:rsid="001bf7cc"/>
    </style:style>
    <style:style style:name="T12" style:family="text">
      <style:text-properties officeooo:rsid="001d75e8"/>
    </style:style>
    <style:style style:name="T13" style:family="text">
      <style:text-properties officeooo:rsid="001d8f79"/>
    </style:style>
    <style:style style:name="T14" style:family="text">
      <style:text-properties officeooo:rsid="001f1708"/>
    </style:style>
    <style:style style:name="T15" style:family="text">
      <style:text-properties officeooo:rsid="002052f4"/>
    </style:style>
    <style:style style:name="T16" style:family="text">
      <style:text-properties officeooo:rsid="00224048"/>
    </style:style>
    <style:style style:name="T17" style:family="text">
      <style:text-properties officeooo:rsid="00240dbd"/>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outers </text:span><text:span text:style-name="T5">- </text:span><text:span text:style-name="T2">Fo</text:span><text:span text:style-name="T1">rwarding </text:span><text:span text:style-name="T2">and switching</text:span></text:p>
      <text:p text:style-name="P2"/>
      <text:p text:style-name="P2">Growth of forwarding tables</text:p>
      <text:p text:style-name="P5"><text:span text:style-name="T3">Internet routers use the longest-match-prefix-rule(LMPR) to match IPV4 addresses and forward them. This works only if an outgoing link interface is responsible for forwarding all of the contiguous destination addresses.</text:span></text:p>
      <text:p text:style-name="P5"><text:span text:style-name="T3">Of late there are concerns that these blocks of contiguous addresses are not being allocated as large blocks, thus increasing the size of the forwarding tables.</text:span></text:p>
      <text:p text:style-name="P5"><text:span text:style-name="T3"/></text:p>
      <text:p text:style-name="P2">Router architecture<text:span text:style-name="T4">(Figure 24)</text:span></text:p>
      <text:p text:style-name="P2"/>
      <text:p text:style-name="P2">Decentralized forwarding</text:p>
      <text:list xml:id="list735541120" text:style-name="L1">
        <text:list-item>
          <text:p text:style-name="P17"><text:span text:style-name="T6">Forwarding is done by the 'network-layer-functionality' chip/module at each input port of a router. This requires lookups into the forwarding table.</text:span></text:p>
        </text:list-item>
        <text:list-item>
          <text:p text:style-name="P18"><text:span text:style-name="T6"><text:s/>The decentralized forwarding refers to the lookups done by these modules </text:span><text:span text:style-name="T7">from</text:span><text:span text:style-name="T6"> a copy of the forwarding-table maintained by them locally on-chip/on-module.</text:span></text:p>
        </text:list-item>
        <text:list-item>
          <text:p text:style-name="P18"><text:span text:style-name="T6">Plain forwarding routers refer to ordinary workstation CPU's being used as routers. They do not have special hardware to do the sophisticated local lookup. In fact the input ports are plain network interface cards. They simply </text:span><text:span text:style-name="T7">interrupt </text:span><text:span text:style-name="T6">the processor which does the lookup and forwarding </text:span><text:span text:style-name="T7">when a packet arrives</text:span><text:span text:style-name="T6">.</text:span></text:p>
        </text:list-item>
      </text:list>
      <text:p text:style-name="P6"/>
      <text:p text:style-name="P2">Desirable trait of the input port processing in modern routers</text:p>
      <text:p text:style-name="P7"><text:span text:style-name="T8">Processing of input packets(lookups) should proceed at line speed, i.e., the lookups must be faster then the rate at which packets are received.</text:span></text:p>
      <text:p text:style-name="P15"><text:span text:style-name="T8"/></text:p>
      <text:p text:style-name="P2">Illustration of performance requirement for lookup</text:p>
      <text:list xml:id="list1787661345" text:style-name="L2">
        <text:list-item>
          <text:p text:style-name="P8"><text:span text:style-name="T9">OC48, a communication link runs at 2.5 Gbps.</text:span></text:p>
        </text:list-item>
        <text:list-item>
          <text:p text:style-name="P8"><text:span text:style-name="T9">Assume a packet to be of 256 bytes</text:span></text:p>
        </text:list-item>
        <text:list-item>
          <text:p text:style-name="P8"><text:span text:style-name="T9"><draw:frame draw:style-name="fr1" draw:name="Object1" text:anchor-type="as-char" svg:y="-0.2437in" svg:width="4.2772in" svg:height="0.3929in" draw:z-index="0"><draw:object xlink:href="./Object 1" xlink:type="simple" xlink:show="embed" xlink:actuate="onLoad"/><draw:image xlink:href="./ObjectReplacements/Object 1" xlink:type="simple" xlink:show="embed" xlink:actuate="onLoad"/></draw:frame></text:span></text:p>
        </text:list-item>
      </text:list>
      <text:p text:style-name="P9"><text:span text:style-name="T9"/></text:p>
      <text:p text:style-name="P2"><text:span text:style-name="T10">Cause </text:span>of queuing in the input port</text:p>
      <text:p text:style-name="P10"><text:span text:style-name="T10">Queuing is a result of the input port not being able to forward the packet to the required output port once the lookup is done. This is dies to the switching fabric being used by other input ports at that time.</text:span></text:p>
      <text:p text:style-name="P2"/>
      <text:p text:style-name="P2">Switching via memory in traditional computers<text:span text:style-name="T11">(Figure </text:span><text:span text:style-name="T12">25)</text:span></text:p>
      <text:list xml:id="list1474524175" text:style-name="L3">
        <text:list-item>
          <text:p text:style-name="P19"><text:span text:style-name="T12">Interrupt to the CPU(routing processor) from an input port wishing to forward.</text:span></text:p>
        </text:list-item>
        <text:list-item>
          <text:p text:style-name="P19"><text:span text:style-name="T12">Processor copies packet to its memory via the system bus.</text:span></text:p>
        </text:list-item>
        <text:list-item>
          <text:p text:style-name="P19"><text:span text:style-name="T12">Processor uses the forwarding table to do a lookup for the required output port</text:span></text:p>
        </text:list-item>
        <text:list-item>
          <text:p text:style-name="P19"><text:span text:style-name="T12">Processor copies the packet to the buffer of the required output port from memory via the system bus.</text:span></text:p>
        </text:list-item>
      </text:list>
      <text:p text:style-name="P20"><text:span text:style-name="T12"/></text:p>
      <text:p text:style-name="P2">Switching via a bus<text:span text:style-name="T12">(Figure 2</text:span><text:span text:style-name="T14">6)</text:span></text:p>
      <text:p text:style-name="P2"/>
      <text:p text:style-name="P2">Switching via an interconnection network<text:span text:style-name="T14">(Figure 27)</text:span></text:p>
      <text:p text:style-name="P2"/>
      <text:p text:style-name="P16"><text:span text:style-name="T13">Output port </text:span><text:span text:style-name="T14">and i</text:span>nput port <text:span text:style-name="T14">of a router</text:span><text:span text:style-name="T15">(Figure 28)</text:span></text:p>
      <text:p text:style-name="P2"/>
      <text:p text:style-name="P16"><text:span text:style-name="T12">Cause of queueing in o</text:span>utput port</text:p>
      <text:p text:style-name="P11"><text:span text:style-name="T13">Speed of switching fabric is greater than transmission speed of output link.</text:span></text:p>
      <text:p text:style-name="P2"><text:soft-page-break/></text:p>
      <text:p text:style-name="P2">Role of packet scheduler at the output port</text:p>
      <text:list xml:id="list1241777288" text:style-name="L5">
        <text:list-item>
          <text:p text:style-name="P12"><text:span text:style-name="T16">A consequence of output port queuing is that a packet scheduler at the output port must choose one packet among those queued for transmission. The selcetion is done</text:span></text:p>
          <text:list>
            <text:list-item>
              <text:p text:style-name="P12"><text:span text:style-name="T16">On a simple basis using FCFS schedulin</text:span></text:p>
            </text:list-item>
            <text:list-item>
              <text:p text:style-name="P12"><text:span text:style-name="T16">Or a more sophiticated scheduling using weitgted fair queueing which shares the outgoing link fairly among the different end-to-end connections.</text:span></text:p>
            </text:list-item>
          </text:list>
        </text:list-item>
        <text:list-item>
          <text:p text:style-name="P12"><text:span text:style-name="T16">Packet scheduling plays a crucial role in providing quality-of-service guarantees.</text:span></text:p>
        </text:list-item>
      </text:list>
      <text:p text:style-name="P13"><text:span text:style-name="T16"/></text:p>
      <text:p text:style-name="P2">Head of line blocking<text:span text:style-name="T17">(Figure 29)</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1-30T11:38:48</meta:creation-date>
    <dc:date>2013-03-14T17:28:15</dc:date>
    <dc:creator>Kempa </dc:creator>
    <meta:editing-duration>PT44M37S</meta:editing-duration>
    <meta:editing-cycles>9</meta:editing-cycles>
    <meta:generator>LibreOffice/3.6$Linux_x86 LibreOffice_project/360m1$Build-2</meta:generator>
    <meta:document-statistic meta:table-count="0" meta:image-count="0" meta:object-count="1" meta:page-count="2" meta:paragraph-count="33" meta:word-count="457" meta:character-count="2813" meta:non-whitespace-character-count="2401"/>
  </office:meta>
</office:document-meta>
</file>

<file path=Object 1/content.xml><?xml version="1.0" encoding="utf-8"?>
<math xmlns="http://www.w3.org/1998/Math/MathML">
  <semantics>
    <mrow>
      <mi mathvariant="italic">Lookup</mi>
      <mi mathvariant="italic">speed</mi>
      <mrow>
        <mrow>
          <mrow>
            <mi mathvariant="italic">needed</mi>
            <mo stretchy="false">=</mo>
            <mfrac>
              <mrow>
                <mn>2.5</mn>
                <mi mathvariant="italic">Gbps</mi>
              </mrow>
              <mrow>
                <mn>256</mn>
                <mi mathvariant="italic">bytes</mi>
              </mrow>
            </mfrac>
          </mrow>
          <mo stretchy="false">=</mo>
          <mn>1220703</mn>
        </mrow>
        <mo stretchy="false">≈</mo>
        <mn>1</mn>
      </mrow>
      <mrow>
        <mi mathvariant="italic">million</mi>
        <mo stretchy="false">/</mo>
        <mi mathvariant="italic">second</mi>
      </mrow>
    </mrow>
    <annotation encoding="StarMath 5.0">Lookup speed needed = {2.5 Gbps} over {256 bytes} = 1220703 approx 1 million/second</annotation>
  </semantics>
</math>
</file>